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052in" style:type="center"/>
          <style:tab-stop style:position="7.448in" style:type="right"/>
        </style:tab-stops>
      </style:paragraph-properties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text-underline-style="solid" style:text-underline-width="auto" style:text-underline-color="font-colo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Times New Roman" fo:font-size="12pt" fo:language="en" fo:country="US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7.422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officeooo:paragraph-rsid="001d660e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fo:font-weight="normal" officeooo:rsid="00421879" officeooo:paragraph-rsid="00265e1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fo:font-weight="normal" officeooo:rsid="00421879" officeooo:paragraph-rsid="00267467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use-window-font-color="true" style:font-name="Times New Roman" fo:font-size="14pt" fo:language="en" fo:country="US" style:text-underline-style="solid" style:text-underline-width="auto" style:text-underline-color="font-color" officeooo:paragraph-rsid="00215e95" style:font-name-asian="Times New Roman" style:font-size-asian="14pt" style:font-name-complex="Arial" style:font-size-complex="20pt" style:language-complex="ar" style:country-complex="SA"/>
    </style:style>
    <style:style style:name="P11" style:family="paragraph" style:parent-style-name="Standard" style:list-style-name="L1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fo:font-weight="normal" officeooo:rsid="00421879" officeooo:paragraph-rsid="00265e1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fo:font-weight="normal" officeooo:rsid="002d42e7" officeooo:paragraph-rsid="002d42e7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3" style:family="paragraph" style:parent-style-name="Standard" style:list-style-name="L2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officeooo:paragraph-rsid="002a07ee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officeooo:rsid="0026e146"/>
    </style:style>
    <style:style style:name="T2" style:family="text">
      <style:text-properties officeooo:rsid="0026746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2pt" fo:language="en" fo:country="US" fo:font-weight="bold" officeooo:rsid="0026e14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2pt" fo:language="en" fo:country="US" fo:font-weight="bold" officeooo:rsid="0026e146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style:font-name="Times New Roman" fo:font-size="12pt" fo:language="en" fo:country="US" fo:font-weight="bold" officeooo:rsid="00285ad7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4pt" fo:language="en" fo:country="US" fo:font-weight="bold" officeooo:rsid="0026746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style:use-window-font-color="true" style:text-position="super 58%" style:font-name="Times New Roman" fo:font-size="12pt" fo:language="en" fo:country="US" fo:font-weight="bold" officeooo:rsid="0026e14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officeooo:rsid="002a07ee"/>
    </style:style>
    <style:style style:name="T12" style:family="text">
      <style:text-properties officeooo:rsid="002b3932"/>
    </style:style>
    <style:style style:name="T13" style:family="text">
      <style:text-properties officeooo:rsid="002c2f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ab #<text:span text:style-name="T2">6</text:span>: <text:span text:style-name="T2">Multithreading</text:span></text:h>
      <text:p text:style-name="P5"><text:span text:style-name="T8">Lab </text:span><text:span text:style-name="T9">6</text:span><text:span text:style-name="T8"> Report<text:tab/></text:span><text:span text:style-name="T4">Due: </text:span><text:span text:style-name="T7">9 a</text:span><text:span text:style-name="T4">m </text:span><text:span text:style-name="T6">Dec</text:span><text:span text:style-name="T4">. </text:span><text:span text:style-name="T5">2</text:span><text:span text:style-name="T10">nd</text:span></text:p>
      <text:p text:style-name="P4">Fill in and submit using <text:span text:style-name="T2">Canvas</text:span> – 1 per group</text:p>
      <text:p text:style-name="P2">Names: <text:span text:style-name="T3"><text:tab/><text:tab/><text:tab/><text:tab/><text:tab/></text:span></text:p>
      <text:p text:style-name="P3"><text:tab/><text:tab/><text:tab/><text:tab/><text:tab/></text:p>
      <text:p text:style-name="P3"><text:tab/><text:tab/><text:tab/><text:tab/><text:tab/></text:p>
      <text:p text:style-name="P3">______________________________</text:p>
      <text:p text:style-name="P3">______________________________</text:p>
      <text:p text:style-name="P6"/>
      <text:p text:style-name="P6"/>
      <text:list xml:id="list4095122526" text:style-name="L1">
        <text:list-item>
          <text:p text:style-name="P11"><text:s/><text:span text:style-name="T12">10 Threads are not allowed to finish and </text:span><text:span text:style-name="T13">thus </text:span><text:span text:style-name="T12">are not included in the output </text:span><text:span text:style-name="T13">as being done</text:span><text:span text:style-name="T12">. <text:s/></text:span></text:p>
        </text:list-item>
      </text:list>
      <text:p text:style-name="P9"/>
      <text:p text:style-name="P9"/>
      <text:p text:style-name="P9"/>
      <text:list xml:id="list143110402215729" text:continue-numbering="true" text:style-name="L1">
        <text:list-item>
          <text:p text:style-name="P12">The threads are not making any progress because ...</text:p>
        </text:list-item>
      </text:list>
      <text:p text:style-name="P8"/>
      <text:p text:style-name="P8"/>
      <text:p text:style-name="P8"/>
      <text:p text:style-name="P8"/>
      <text:list xml:id="list143109994014690" text:continue-numbering="true" text:style-name="L1">
        <text:list-item>
          <text:p text:style-name="P11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244623143" text:style-name="L2">
        <text:list-item>
          <text:p text:style-name="P13"><text:span text:style-name="T2">Submit</text:span> a single tar.gz file <text:span text:style-name="T2">containing source code + a Makefile </text:span><text:span text:style-name="T11">+ </text:span>this report <text:span text:style-name="T2">document using Canvas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Andale Sans UI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in" fo:margin-bottom="0in" loext:contextual-spacing="false" fo:orphans="0" fo:widows="0" fo:text-indent="0in" style:auto-text-indent="false" style:text-autospace="none"/>
      <style:text-properties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 style:font-size-complex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in" fo:margin-bottom="0in" loext:contextual-spacing="false" fo:orphans="0" fo:widows="0" fo:text-indent="0in" style:auto-text-indent="false" style:text-autospace="none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5in" fo:margin-right="0in" fo:margin-top="0in" fo:margin-bottom="0in" loext:contextual-spacing="false" fo:orphans="0" fo:widows="0" fo:text-indent="0in" style:auto-text-indent="false" style:text-autospace="non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in" fo:margin-right="0in" fo:margin-top="0in" fo:margin-bottom="0in" loext:contextual-spacing="false" fo:orphans="0" fo:widows="0" fo:text-indent="0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5in" fo:margin-right="0in" fo:margin-top="0in" fo:margin-bottom="0in" loext:contextual-spacing="false" fo:orphans="0" fo:widows="0" fo:text-indent="0in" style:auto-text-indent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in" fo:margin-right="0in" fo:margin-top="0in" fo:margin-bottom="0in" loext:contextual-spacing="false" fo:orphans="0" fo:widows="0" fo:text-indent="0in" style:auto-text-indent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1" style:display-name="Bullet 1" style:family="paragraph" style:parent-style-name="Standard" style:next-style-name="Standard">
      <style:paragraph-properties fo:margin-top="0.0835in" fo:margin-bottom="0.0835in" loext:contextual-spacing="false" style:text-autospace="none"/>
      <style:text-properties style:font-name="Arial" fo:font-family="Arial" style:font-family-generic="swiss" style:font-pitch="variable" style:font-name-asian="MS Mincho" style:font-family-asian="'MS Mincho', 'ＭＳ 明朝'" style:font-family-generic-asian="roman" style:language-asian="ja" style:country-asian="JP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St1z0" style:family="text">
      <style:text-properties style:font-name="Wingdings" fo:font-family="Wingdings" style:font-pitch="variable" style:font-charset="x-symbol" fo:font-size="15.5pt" style:font-size-asian="15.5pt"/>
    </style:style>
    <style:style style:name="WW8NumSt2z0" style:family="text">
      <style:text-properties style:font-name="Wingdings" fo:font-family="Wingdings" style:font-pitch="variable" style:font-charset="x-symbol" fo:font-size="8.5pt" style:font-size-asian="8.5pt"/>
    </style:style>
    <style:style style:name="WW8NumSt3z0" style:family="text">
      <style:text-properties style:font-name="Wingdings" fo:font-family="Wingdings" style:font-pitch="variable" style:font-charset="x-symbol" fo:font-size="7pt" style:font-size-asian="7pt"/>
    </style:style>
    <style:style style:name="WW8NumSt4z0" style:family="text">
      <style:text-properties style:font-name="Wingdings" fo:font-family="Wingdings" style:font-pitch="variable" style:font-charset="x-symbol" fo:font-size="17.5pt" style:font-size-asian="17.5pt"/>
    </style:style>
    <style:style style:name="WW8NumSt5z0" style:family="text">
      <style:text-properties style:font-name="Wingdings" fo:font-family="Wingdings" style:font-pitch="variable" style:font-charset="x-symbol" fo:font-size="9.5pt" style:font-size-asian="9.5pt"/>
    </style:style>
    <style:style style:name="WW8NumSt6z0" style:family="text">
      <style:text-properties style:font-name="Wingdings" fo:font-family="Wingdings" style:font-pitch="variable" style:font-charset="x-symbol" fo:font-size="8.5pt" style:font-size-asian="8.5pt"/>
    </style:style>
    <style:style style:name="WW8NumSt7z0" style:family="text">
      <style:text-properties style:font-name="Wingdings" fo:font-family="Wingdings" style:font-pitch="variable" style:font-charset="x-symbol" fo:font-size="20pt" style:font-size-asian="20pt"/>
    </style:style>
    <style:style style:name="Default_20_Paragraph_20_Font" style:display-name="Default Paragraph Font" style:family="text"/>
    <style:style style:name="WW8NumSt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052in" style:type="center"/>
          <style:tab-stop style:position="7.448in" style:type="right"/>
        </style:tab-stops>
      </style:paragraph-properties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T1" style:family="text">
      <style:text-properties officeooo:rsid="0026e146"/>
    </style:style>
    <style:style style:name="MT2" style:family="text">
      <style:text-properties officeooo:rsid="00267467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468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all 20<text:span text:style-name="MT1">20</text:span><text:tab/>CSIS 429 Operating Systems <text:s/><text:tab/>Lab #<text:span text:style-name="MT2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Tony</meta:initial-creator>
    <meta:creation-date>2005-01-23T11:04:00</meta:creation-date>
    <dc:date>2020-11-15T14:31:09.665228979</dc:date>
    <meta:print-date>2113-01-01T00:00:00</meta:print-date>
    <dc:language>en-US</dc:language>
    <meta:editing-cycles>93</meta:editing-cycles>
    <meta:editing-duration>P1DT15H32M5S</meta:editing-duration>
    <meta:document-statistic meta:table-count="0" meta:image-count="0" meta:object-count="0" meta:page-count="1" meta:paragraph-count="13" meta:word-count="79" meta:character-count="477" meta:non-whitespace-character-count="390"/>
    <meta:user-defined meta:name="Info 1"/>
    <meta:user-defined meta:name="Info 2"/>
    <meta:user-defined meta:name="Info 3"/>
    <meta:user-defined meta:name="Info 4"/>
  </office:meta>
</office:document-meta>
</file>